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9.275cm" fo:min-width="19.185cm"/>
    </style:style>
    <style:style style:name="gr2" style:family="graphic" style:parent-style-name="standard">
      <style:graphic-properties svg:stroke-width="0.018cm" svg:stroke-color="#dddddd" draw:marker-start-width="0.227cm" draw:marker-end-width="0.227cm" draw:fill-color="#dddddd" draw:textarea-horizontal-align="justify" draw:textarea-vertical-align="middle" draw:auto-grow-height="false" fo:min-height="29.45cm" fo:min-width="0.135cm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40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3cm" fo:min-width="17.9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17.915cm"/>
      <style:paragraph-properties style:writing-mode="lr-tb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15cm" fo:min-width="19.185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9.685cm" svg:height="9.52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635cm" svg:height="29.7cm" svg:x="20.32cm" svg:y="0cm">
          <text:p text:style-name="P2">П</text:p>
          <text:p text:style-name="P2">А</text:p>
          <text:p text:style-name="P2">Н</text:p>
          <text:p text:style-name="P2">Е</text:p>
          <text:p text:style-name="P2">Л</text:p>
          <text:p text:style-name="P2">Ь</text:p>
          <text:p text:style-name="P2"/>
          <text:p text:style-name="P2">П</text:p>
          <text:p text:style-name="P2">Р</text:p>
          <text:p text:style-name="P2">О</text:p>
          <text:p text:style-name="P2">К</text:p>
          <text:p text:style-name="P2">Р</text:p>
          <text:p text:style-name="P2">У</text:p>
          <text:p text:style-name="P2">Т</text:p>
          <text:p text:style-name="P2">К</text:p>
          <text:p text:style-name="P2">И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1cm" svg:height="0.962cm" svg:x="0.635cm" svg:y="0.635cm">
          <draw:text-box>
            <text:p>Таймер на:</text:p>
          </draw:text-box>
        </draw:frame>
        <draw:custom-shape draw:style-name="gr4" draw:text-style-name="P5" draw:layer="layout" svg:width="1.905cm" svg:height="1.27cm" svg:x="4.51cm" svg:y="0.427cm">
          <text:p text:style-name="P2">30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4cm" svg:height="0.962cm" svg:x="6.75cm" svg:y="0.635cm">
          <draw:text-box>
            <text:p>мин</text:p>
          </draw:text-box>
        </draw:frame>
        <draw:custom-shape draw:style-name="gr6" draw:text-style-name="P2" draw:layer="layout" svg:width="1.27cm" svg:height="1.27cm" svg:x="8.655cm" svg:y="0.427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1.27cm" svg:x="10.225cm" svg:y="0.4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8.415cm" svg:height="5.08cm" svg:x="0.635cm" svg:y="1.90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245cm" svg:height="0.962cm" svg:x="0.835cm" svg:y="2.413cm">
          <draw:text-box>
            <text:p>Сигнал за:</text:p>
          </draw:text-box>
        </draw:frame>
        <draw:custom-shape draw:style-name="gr4" draw:text-style-name="P5" draw:layer="layout" svg:width="1.905cm" svg:height="1.27cm" svg:x="5.61cm" svg:y="2.213cm">
          <text:p text:style-name="P2">60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4cm" svg:height="0.962cm" svg:x="7.85cm" svg:y="2.335cm">
          <draw:text-box>
            <text:p>сек</text:p>
          </draw:text-box>
        </draw:frame>
        <draw:custom-shape draw:style-name="gr6" draw:text-style-name="P2" draw:layer="layout" svg:width="1.27cm" svg:height="1.27cm" svg:x="10.055cm" svg:y="2.128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1.27cm" svg:x="11.625cm" svg:y="2.101cm">
          <text:p text:style-name="P2">-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4.879cm" svg:height="1.167cm" svg:x="0.836cm" svg:y="3.913cm">
          <draw:text-box>
            <text:p>Длительность:</text:p>
          </draw:text-box>
        </draw:frame>
        <draw:custom-shape draw:style-name="gr4" draw:text-style-name="P5" draw:layer="layout" svg:width="1.905cm" svg:height="1.27cm" svg:x="5.61cm" svg:y="3.813cm">
          <text:p text:style-name="P2">1000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4cm" svg:height="0.962cm" svg:x="7.85cm" svg:y="3.935cm">
          <draw:text-box>
            <text:p>мсек</text:p>
          </draw:text-box>
        </draw:frame>
        <draw:custom-shape draw:style-name="gr6" draw:text-style-name="P2" draw:layer="layout" svg:width="1.27cm" svg:height="1.27cm" svg:x="10.055cm" svg:y="3.728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1.27cm" svg:x="11.625cm" svg:y="3.701cm">
          <text:p text:style-name="P2">-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608cm" svg:height="1.167cm" svg:x="0.837cm" svg:y="5.513cm">
          <draw:text-box>
            <text:p>Частота:</text:p>
          </draw:text-box>
        </draw:frame>
        <draw:custom-shape draw:style-name="gr4" draw:text-style-name="P5" draw:layer="layout" svg:width="1.905cm" svg:height="1.27cm" svg:x="5.611cm" svg:y="5.413cm">
          <text:p text:style-name="P2">2000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4cm" svg:height="0.962cm" svg:x="7.851cm" svg:y="5.535cm">
          <draw:text-box>
            <text:p>Гц</text:p>
          </draw:text-box>
        </draw:frame>
        <draw:custom-shape draw:style-name="gr6" draw:text-style-name="P2" draw:layer="layout" svg:width="1.27cm" svg:height="1.27cm" svg:x="10.056cm" svg:y="5.328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1.27cm" svg:x="11.626cm" svg:y="5.301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8.415cm" svg:height="1.27cm" svg:x="0.635cm" svg:y="7.62cm">
          <text:p text:style-name="P2">Добавить сигнал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8.415cm" svg:height="1.27cm" svg:x="0.635cm" svg:y="25.3cm">
          <text:p text:style-name="P2">Добавить таймер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9.685cm" svg:height="14.765cm" svg:x="0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1cm" svg:height="0.962cm" svg:x="0.635cm" svg:y="10.635cm">
          <draw:text-box>
            <text:p>Таймер на:</text:p>
          </draw:text-box>
        </draw:frame>
        <draw:custom-shape draw:style-name="gr4" draw:text-style-name="P5" draw:layer="layout" svg:width="1.905cm" svg:height="1.27cm" svg:x="4.51cm" svg:y="10.427cm">
          <text:p text:style-name="P2">15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4cm" svg:height="0.962cm" svg:x="6.75cm" svg:y="10.635cm">
          <draw:text-box>
            <text:p>мин</text:p>
          </draw:text-box>
        </draw:frame>
        <draw:custom-shape draw:style-name="gr6" draw:text-style-name="P2" draw:layer="layout" svg:width="1.27cm" svg:height="1.27cm" svg:x="8.655cm" svg:y="10.427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1.27cm" svg:x="10.225cm" svg:y="10.4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8.415cm" svg:height="5.08cm" svg:x="0.635cm" svg:y="11.90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245cm" svg:height="0.962cm" svg:x="0.835cm" svg:y="12.413cm">
          <draw:text-box>
            <text:p>Сигнал за:</text:p>
          </draw:text-box>
        </draw:frame>
        <draw:custom-shape draw:style-name="gr4" draw:text-style-name="P5" draw:layer="layout" svg:width="1.905cm" svg:height="1.27cm" svg:x="5.61cm" svg:y="12.213cm">
          <text:p text:style-name="P2">60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4cm" svg:height="0.962cm" svg:x="7.85cm" svg:y="12.335cm">
          <draw:text-box>
            <text:p>сек</text:p>
          </draw:text-box>
        </draw:frame>
        <draw:custom-shape draw:style-name="gr6" draw:text-style-name="P2" draw:layer="layout" svg:width="1.27cm" svg:height="1.27cm" svg:x="10.055cm" svg:y="12.128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1.27cm" svg:x="11.625cm" svg:y="12.101cm">
          <text:p text:style-name="P2">-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4.879cm" svg:height="1.167cm" svg:x="0.836cm" svg:y="13.913cm">
          <draw:text-box>
            <text:p>Длительность:</text:p>
          </draw:text-box>
        </draw:frame>
        <draw:custom-shape draw:style-name="gr4" draw:text-style-name="P5" draw:layer="layout" svg:width="1.905cm" svg:height="1.27cm" svg:x="5.61cm" svg:y="13.813cm">
          <text:p text:style-name="P2">1000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4cm" svg:height="0.962cm" svg:x="7.85cm" svg:y="13.935cm">
          <draw:text-box>
            <text:p>мсек</text:p>
          </draw:text-box>
        </draw:frame>
        <draw:custom-shape draw:style-name="gr6" draw:text-style-name="P2" draw:layer="layout" svg:width="1.27cm" svg:height="1.27cm" svg:x="10.055cm" svg:y="13.728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1.27cm" svg:x="11.625cm" svg:y="13.701cm">
          <text:p text:style-name="P2">-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608cm" svg:height="1.167cm" svg:x="0.837cm" svg:y="15.513cm">
          <draw:text-box>
            <text:p>Частота:</text:p>
          </draw:text-box>
        </draw:frame>
        <draw:custom-shape draw:style-name="gr4" draw:text-style-name="P5" draw:layer="layout" svg:width="1.905cm" svg:height="1.27cm" svg:x="5.611cm" svg:y="15.413cm">
          <text:p text:style-name="P2">2000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4cm" svg:height="0.962cm" svg:x="7.851cm" svg:y="15.535cm">
          <draw:text-box>
            <text:p>Гц</text:p>
          </draw:text-box>
        </draw:frame>
        <draw:custom-shape draw:style-name="gr6" draw:text-style-name="P2" draw:layer="layout" svg:width="1.27cm" svg:height="1.27cm" svg:x="10.056cm" svg:y="15.328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1.27cm" svg:x="11.626cm" svg:y="15.301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8.415cm" svg:height="1.27cm" svg:x="0.635cm" svg:y="22.92cm">
          <text:p text:style-name="P2">Добавить сигна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8.415cm" svg:height="5.08cm" svg:x="0.635cm" svg:y="17.40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245cm" svg:height="0.962cm" svg:x="0.835cm" svg:y="17.913cm">
          <draw:text-box>
            <text:p>Сигнал за:</text:p>
          </draw:text-box>
        </draw:frame>
        <draw:custom-shape draw:style-name="gr4" draw:text-style-name="P5" draw:layer="layout" svg:width="1.905cm" svg:height="1.27cm" svg:x="5.61cm" svg:y="17.713cm">
          <text:p text:style-name="P2">30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4cm" svg:height="0.962cm" svg:x="7.85cm" svg:y="17.835cm">
          <draw:text-box>
            <text:p>сек</text:p>
          </draw:text-box>
        </draw:frame>
        <draw:custom-shape draw:style-name="gr6" draw:text-style-name="P2" draw:layer="layout" svg:width="1.27cm" svg:height="1.27cm" svg:x="10.055cm" svg:y="17.628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1.27cm" svg:x="11.625cm" svg:y="17.601cm">
          <text:p text:style-name="P2">-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4.879cm" svg:height="1.167cm" svg:x="0.836cm" svg:y="19.413cm">
          <draw:text-box>
            <text:p>Длительность:</text:p>
          </draw:text-box>
        </draw:frame>
        <draw:custom-shape draw:style-name="gr4" draw:text-style-name="P5" draw:layer="layout" svg:width="1.905cm" svg:height="1.27cm" svg:x="5.61cm" svg:y="19.313cm">
          <text:p text:style-name="P2">1500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4cm" svg:height="0.962cm" svg:x="7.85cm" svg:y="19.435cm">
          <draw:text-box>
            <text:p>мсек</text:p>
          </draw:text-box>
        </draw:frame>
        <draw:custom-shape draw:style-name="gr6" draw:text-style-name="P2" draw:layer="layout" svg:width="1.27cm" svg:height="1.27cm" svg:x="10.055cm" svg:y="19.228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1.27cm" svg:x="11.625cm" svg:y="19.201cm">
          <text:p text:style-name="P2">-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608cm" svg:height="1.167cm" svg:x="0.837cm" svg:y="21.013cm">
          <draw:text-box>
            <text:p>Частота:</text:p>
          </draw:text-box>
        </draw:frame>
        <draw:custom-shape draw:style-name="gr4" draw:text-style-name="P5" draw:layer="layout" svg:width="1.905cm" svg:height="1.27cm" svg:x="5.611cm" svg:y="20.913cm">
          <text:p text:style-name="P2">2000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4cm" svg:height="0.962cm" svg:x="7.851cm" svg:y="21.035cm">
          <draw:text-box>
            <text:p>Гц</text:p>
          </draw:text-box>
        </draw:frame>
        <draw:custom-shape draw:style-name="gr6" draw:text-style-name="P2" draw:layer="layout" svg:width="1.27cm" svg:height="1.27cm" svg:x="10.056cm" svg:y="20.828cm">
          <text:p text:style-name="P2">+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1.27cm" svg:x="11.626cm" svg:y="20.801cm">
          <text:p text:style-name="P2">-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2cm" fo:margin-bottom="0cm" fo:text-indent="0cm"/>
      <style:text-properties fo:font-size="52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8.899cm" svg:height="4.958cm" svg:x="1.049cm" svg:y="1.184cm" presentation:class="title" presentation:placeholder="true">
        <draw:text-box/>
      </draw:frame>
      <draw:frame presentation:style-name="Default-outline1" draw:layer="backgroundobjects" svg:width="18.899cm" svg:height="17.224cm" svg:x="1.049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49cm" svg:y="27.0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1T12:04:16.044000000</meta:creation-date>
    <dc:date>2021-02-21T12:22:44.173000000</dc:date>
    <meta:editing-duration>PT54S</meta:editing-duration>
    <meta:editing-cycles>1</meta:editing-cycles>
    <meta:document-statistic meta:object-count="87"/>
    <meta:generator>LibreOffice/7.0.3.1$Windows_X86_64 LibreOffice_project/d7547858d014d4cf69878db179d326fc3483e082</meta:generator>
  </office:meta>
</office:document-meta>
</file>